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252<text:line-break/></text:span><text:span text:style-name="Strong_20_Emphasis"><text:span text:style-name="Emphasis">Portico Famosissimo 1707</text:span></text:span><text:span text:style-name="Strong_20_Emphasis"> – Arco 251. Cons. e Anz. 5° bim. 1675.<text:line-break/></text:span></text:p>
        </text:list-item>
      </text:list>
      <text:p text:style-name="P2">VEXILLIFER ANTIANI<text:line-break/>QUINTI BIMESTRI<text:line-break/>ANNI MDCLXXV<text:line-break/>SOLITO PUPILLORUM MUNERI<text:line-break/>AERE SUPERADDITO<text:line-break/>BINOS FORNICES<text:line-break/>IN OBSEQUIUM DEIPARA<text:line-break/>EXTOLLE CURARUNT</text:p>
      <text:p text:style-name="P2">“Il gonfaloniere e gli anziani<text:line-break/>del quinto bimestre,<text:line-break/>nell’anno 1675,<text:line-break/>col denaro aggiunto<text:line-break/>all’ordinario fondo per gli orfani,<text:line-break/>curarono la costruzione<text:line-break/>di due archi<text:line-break/>in onore della Deipara.”</text:p>
      <text:list xml:id="list32644466" text:continue-numbering="true" text:style-name="L1">
        <text:list-item>
          <text:p text:style-name="P1"><text:span text:style-name="Strong_20_Emphasi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38:28.51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62" meta:character-count="401"/>
  </office:meta>
</office:document-meta>
</file>